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2300dc"/>
    </style:style>
    <style:style style:name="P3" style:family="paragraph" style:parent-style-name="Standard">
      <style:text-properties fo:color="#2300dc" fo:font-style="italic" fo:font-weight="bold" style:font-style-asian="italic" style:font-weight-asian="bold" style:font-style-complex="italic"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color="#2300dc" fo:font-style="italic" fo:font-weight="bold" style:font-style-asian="italic" style:font-weight-asian="bold" style:font-style-complex="italic" style:font-weight-complex="bold"/>
    </style:style>
    <style:style style:name="P6" style:family="paragraph" style:parent-style-name="Standard" style:list-style-name="L1"/>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color="#2300dc" fo:font-style="italic" fo:font-weight="bold" style:font-style-asian="italic" style:font-weight-asian="bold" style:font-style-complex="italic" style:font-weight-complex="bold"/>
    </style:style>
    <style:style style:name="T3" style:family="text">
      <style:text-properties fo:color="#2300dc"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P3"/>
      <text:p text:style-name="P3"/>
      <text:p text:style-name="P3"/>
      <text:p text:style-name="P3">Table des matières :</text:p>
      <text:p text:style-name="Standard"/>
      <text:list xml:id="list18773213911" text:style-name="L1">
        <text:list-item>
          <text:p text:style-name="P6">Introduction</text:p>
        </text:list-item>
        <text:list-item>
          <text:p text:style-name="P6">Analyse et gestion du projet</text:p>
        </text:list-item>
        <text:list-item>
          <text:p text:style-name="P6">Réalisation</text:p>
        </text:list-item>
        <text:list-item>
          <text:p text:style-name="P6">Explication des algorithmes</text:p>
        </text:list-item>
        <text:list-item>
          <text:p text:style-name="P6">quelques tests</text:p>
        </text:list-item>
        <text:list-item>
          <text:p text:style-name="P6">Bilan</text:p>
        </text:list-item>
        <text:list-item>
          <text:p text:style-name="P6">Conclusion</text:p>
        </text:list-item>
        <text:list-item>
          <text:p text:style-name="P6">Bibliographie</text:p>
        </text:list-item>
        <text:list-item>
          <text:p text:style-name="P6">Annexes<text:tab/><text:tab/><text:tab/><text:tab/><text:tab/><text:tab/><text:tab/><text:tab/><text:tab/><text:tab/><text:tab/></text:p>
        </text:list-item>
      </text:list>
      <text:p text:style-name="P3"/>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Standard"><text:span text:style-name="T2">Introduction</text:span>:</text:p>
      <text:p text:style-name="Standard">Cette fonction permet de supprimer un nœud représentant une case i,j dans la liste des cases candidates.</text:p>
      <text:p text:style-name="Standard"><text:span text:style-name="T2">Analyse et gestion du projet</text:span><text:span text:style-name="T3">:</text:span><text:span text:style-name="T8"> faire une petite analyse et renvoyer au document d'analyse.</text:span></text:p>
      <text:p text:style-name="Standard"/>
      <text:p text:style-name="Standard"/>
      <text:p text:style-name="Standard"><text:span text:style-name="T2">Realisation</text:span>:</text:p>
      <text:p text:style-name="Standard">La réalisation du projet s'est faite suivant le calendrier fourni dans un précédent document d'analyse(cf annexe). Malgré diverses contraintes de temps les objectifs on pu être atteints.</text:p>
      <text:p text:style-name="Standard">Pour ce qui est des structures de données utilisées, il ya eu <text:s/>des changements. </text:p>
      <text:p text:style-name="Standard"/>
      <text:p text:style-name="P3">Structures de données :</text:p>
      <text:p text:style-name="P3">modules :</text:p>
      <text:p text:style-name="P3"/>
      <text:p text:style-name="P3">Explication des algorithmes :</text:p>
      <text:p text:style-name="P3"/>
      <text:p text:style-name="P3"/>
      <text:p text:style-name="Standard"><text:span text:style-name="T2">supprimer_noeud </text:span>:</text:p>
      <text:p text:style-name="Standard">Cette fonction permet de supprimer un nœud représentant une case i,j dans la liste des cases candidates.</text:p>
      <text:p text:style-name="Standard">Elle est utilisée après le choix définitif d'une case, soit par l'ordinateur, soit par le joueur(humain).</text:p>
      <text:p text:style-name="Standard"/>
      <text:p text:style-name="Standard"><text:span text:style-name="T2">ParcoursA_B</text:span>:</text:p>
      <text:p text:style-name="Standard">c'est la fonction <text:s/>Alpha-Bêta qui améliore la fonction Min-Max en terme de rapidité.</text:p>
      <text:p text:style-name="Standard">En effet la fonction Min-Max fait une analyse(parcours) exhaustive de toutes les possibilités de jeu.</text:p>
      <text:p text:style-name="Standard">Quant à Alpha-Bêta il permet de faire des coupures, d'éviter certaines analyses inutiles.</text:p>
      <text:p text:style-name="Standard"><text:s/>Son principe de fonctionnement est le suivant : </text:p>
      <text:p text:style-name="Standard"/>
      <text:p text:style-name="Standard"/>
      <text:p text:style-name="Standard">a continuer <text:s/>avec illustration</text:p>
      <text:p text:style-name="Standard"/>
      <text:p text:style-name="Standard"/>
      <text:p text:style-name="Standard"><text:span text:style-name="T2">modifier </text:span>:</text:p>
      <text:p text:style-name="Standard">Cette fonction permet de faire les différentes modifications nécessaire de la grille et de la liste des coups possibles. </text:p>
      <text:p text:style-name="Standard">Son fonctionnement est le suivant :</text:p>
      <text:p text:style-name="Standard"><text:tab/>elle est appelée quand une case est modifiée soit par le joueur, <text:s/>soit par l'ordinateur.</text:p>
      <text:p text:style-name="Standard"><text:tab/>Elle redéfinit les éventuelles nouvelles cases candidates, <text:s/>les empile sur la listes des coups <text:tab/>possibles et renvoie le nombre. </text:p>
      <text:p text:style-name="Standard">Case candidate : une case voisine d'une case déjà cochée.</text:p>
      <text:p text:style-name="P3"/>
      <text:p text:style-name="Standard"><text:span text:style-name="T2">depiler </text:span>:</text:p>
      <text:p text:style-name="Standard">Au retour de la fonction <text:span text:style-name="T1">ParcoursA_B </text:span><text:span text:style-name="T4">cette fonction est appelée pour restaurer les modifications effectuées <text:s/>par la fonction </text:span><text:span text:style-name="T1">modifier</text:span><text:span text:style-name="T4"> . Elle se sert du renvoi de cette dernière pour savoir combien d'élément retirer de la tête de liste. Ce nombre est la seul donnée dont elle a besoin car pour le reste </text:span><text:soft-page-break/><text:span text:style-name="T4">il est évident <text:s/>qu'une case qui passe à candidate après modification était forcément non-candidate.</text:span></text:p>
      <text:p text:style-name="P4">Une case qui passe croix ou cercle après modification était forcément candidate.</text:p>
      <text:p text:style-name="Standard"><text:span text:style-name="T2">set_color</text:span>:</text:p>
      <text:p text:style-name="Standard"/>
      <text:p text:style-name="Standard">C'est la fonction qui nous permet de changer de couleur. <text:s/>chaque fois que cette fonction est appelé avec un triplet de couleur RGB(red, green,blue) <text:s/>elle change la couleur du crayon.</text:p>
      <text:p text:style-name="Standard"/>
      <text:p text:style-name="Standard"/>
      <text:p text:style-name="Standard"/>
      <text:p text:style-name="Standard"/>
      <text:p text:style-name="Standard">void redessiner_win (GdkWindow *win)</text:p>
      <text:p text:style-name="Standard"/>
      <text:p text:style-name="Standard">C'est cette fonction qui se charge de dessiner la grille suivant ses différents configurations ainsi diverses couleurs seront affectées aux grilles suivant qu'elle soit jouable (vert) ou pas suivant (noir) qu'elle soit occupé par un pion de l'ordinateur (rouge) ou un poin de l'humain (bleu).</text:p>
      <text:p text:style-name="Standard">Cette fonction fait appel à <text:span text:style-name="T6">gdk_gc_new </text:span><text:span text:style-name="T7">qui se charge de créer le crayon </text:span><text:span text:style-name="T6">set_color</text:span><text:span text:style-name="T7"> décrit précédemment, </text:span><text:span text:style-name="T6">gdk_draw_line </text:span><text:span text:style-name="T7">se charge de dessiner une ligne en fonction des coordonnées de deux points passés en paramètre, </text:span><text:span text:style-name="T6">gdk_draw_rectangle </text:span><text:span text:style-name="T7">dessine un rectangle plein en fonction d'un booléen passé en paramètre et des coordonnées de ce rectangle enfin </text:span><text:span text:style-name="T6">g_object_unref (gc)</text:span><text:span text:style-name="T7"> permet de détruire de crayon à la fin de la fonction .</text:span></text:p>
      <text:p text:style-name="P9"/>
      <text:p text:style-name="P9">void on_event (GdkEvent *ev, gpointer data)</text:p>
      <text:p text:style-name="P9"/>
      <text:p text:style-name="Standard"><text:span text:style-name="T7">cette fonction permet de capturer les différents événements dans la fenêtre nous nous sommes contenté de quelques événement ( bouton fermeture de la fenêtre cliqué,bouton de clavier enfoncé, ouverture de la fenêtre et l’événement bouton de souris relâché) à la fermeture de la fenêtre on sort du programme avec un </text:span><text:span text:style-name="T6">exit </text:span><text:span text:style-name="T7">à l'ouverture on appelle la fonction </text:span><text:span text:style-name="T6">redessiner_win . </text:span><text:span text:style-name="T7">Tous les traitements se font au relâchement de la souris après avoir cliqué sur une case de la grille</text:span></text:p>
      <text:p text:style-name="P9">les coordonnées du curseur de la souris sont pris en compte <text:s/>on vérifie si on a bien cliqué dans la grille dans le cas échéant on affiche un message d'erreur si on est bien dans les limites on vérifie s'il s'agit bien d'une grille jouable car le jeu impose de jeu au voisinage d'une case déjà jouée dans le cas échéant on affiche un message d'erreur dans le terminal . Si tout est vérifié un place le pion de l'humain dans la case sélectionnée et on incrémente une variable globale pour connaître le nombre de case déjà occupé après on supprime la case jouée de la liste des coups possibles, une vérification est faite pour savoir si le joueur humain à gagné si oui on arrête le programme sinon en fonction de la liste de coups possibles que nous disposons en globale l'ordinateur calcule le meilleur choix possible de jeu grâce à des comparaison successive il sauvegarde le meilleur choix s'il en trouve un il le joue sinon le jeu se termine et on n'a aucun gagnant.</text:p>
      <text:p text:style-name="P9"/>
      <text:p text:style-name="P9"/>
      <text:p text:style-name="Standard">void boucle_principale()</text:p>
      <text:p text:style-name="Standard"/>
      <text:p text:style-name="Standard">c'est cette fonction qui permet de boucler sur les événements de la fenêtre </text:p>
      <text:p text:style-name="Standard"/>
      <text:p text:style-name="Standard">GdkWindow *creer_fenetre(char *titre,int largeur,int hauteur)</text:p>
      <text:p text:style-name="Standard"/>
      <text:p text:style-name="Standard">Cette fonction comme son nom l'indique permet de créer une fenêtre en fonction de ses dimensions <text:s/>en la nommant et en lui affectant divers évènements.</text:p>
      <text:p text:style-name="Standard"><text:soft-page-break/></text:p>
      <text:p text:style-name="Standard">void init_jeu(int n)</text:p>
      <text:p text:style-name="Standard"/>
      <text:p text:style-name="Standard">c'est la fonction d'initialisation du jeu, elle alloue l'espace mémoire de la grille qui est une matrice NxN , elle initialise ses cases à « non joué » et <text:s/>place l'ordinateur à la case de coordonnées (N/2 ,N/2) et fait appelle à la fonction <text:span text:style-name="T6">modifié</text:span></text:p>
      <text:p text:style-name="P10"/>
      <text:p text:style-name="P10"/>
      <text:p text:style-name="P10"/>
      <text:p text:style-name="P10"/>
      <text:p text:style-name="P10"/>
      <text:p text:style-name="P10"/>
      <text:p text:style-name="P8"/>
      <text:p text:style-name="Standard"/>
      <text:p text:style-name="Standard"/>
      <text:p text:style-name="P2"><text:span text:style-name="T5">Évaluation </text:span>:</text:p>
      <text:p text:style-name="Standard">Elle permet d 'évaluer un état feuille du jeu.</text:p>
      <text:p text:style-name="Standard">La réussite ou le bon fonctionnement du jeu dépend en très grande partie au choix de cette fonction.</text:p>
      <text:p text:style-name="Standard"/>
      <text:p text:style-name="Standard"/>
      <text:p text:style-name="P3">1 ère fonction d'évaluation(evaluation1()) :</text:p>
      <text:p text:style-name="P3"/>
      <text:p text:style-name="P4">Le principe est le suivant :</text:p>
      <text:p text:style-name="P4">-si l'ordinateur gagne ( au moins 5 alignement de son signe)alors on évalue la feuille à la borne max de notre évaluation(que nous définissons).</text:p>
      <text:p text:style-name="P4">-Sinon si c'est le joueur qui gagne on évalue la feuille à la borne minimale de notre évaluation.</text:p>
      <text:p text:style-name="P4">-Sinon on parcours toutes les lignes verticales, <text:s/>horizontales , obliques (ascendants et descendant).</text:p>
      <text:p text:style-name="P4">Et pour chacune d'entre elle on calcule un score que l'on ajoute à celui existant.</text:p>
      <text:p text:style-name="P4">Le principe principe de calcul du score d'une ligne ,colonne ou diagonale est simple :</text:p>
      <text:p text:style-name="P4">on évalue avec la fonction <text:span text:style-name="T2">calcul_score</text:span></text:p>
      <text:p text:style-name="P4"><text:tab/>un pion isolé à 2 points</text:p>
      <text:p text:style-name="P4"><text:tab/>deux pions isolés à 8 points</text:p>
      <text:p text:style-name="P4"><text:tab/>trois pions isolés à 50 points</text:p>
      <text:p text:style-name="P4"><text:tab/>quatre pions isolés à 200 points</text:p>
      <text:p text:style-name="P4">ces points étant considérés positivement ou négativement selon que ça soit l'ordinateur ou l'humain qui joue.</text:p>
      <text:p text:style-name="P4">Nous remarquerons que deux pions qui sont cote à cote valent mieux que deux pions qui son chacun d'eux isolés . Cela est valable pour les autres cas de figures.</text:p>
      <text:p text:style-name="P4"><text:s text:c="2"/></text:p>
      <text:p text:style-name="P4">L'ordre des deux premières conditions de la fonction d'évaluation détermine la priorité entre l'attaque et la défense.</text:p>
      <text:p text:style-name="P4">Dans cette évaluation nous défendons avant d'attaquer .</text:p>
      <text:p text:style-name="P4"/>
      <text:p text:style-name="P3">2ème fonction d'évaluation(evaluation2) :</text:p>
      <text:p text:style-name="P10"/>
      <text:p text:style-name="P9">C'est la fonction d'évaluation basée sur le principe suivant : on calcule la plus longue chaîne de l'ordinateur et du joueur humain on les compare si au moins l'une des chaînes est supérieure ou égale à 5 on vérifie s'il y' a égalité si oui on renvoie 0 sinon cela suppose qu'on a un gagnant si c'est <text:soft-page-break/>l'ordinateur on renvoie le maximum positif (1000) si c'est le joueur humain on renvoie le minimum négatif (-1000). Si on a pas encore de gagnant on parcoure toutes les lignes ,toutes les colonnes et toutes les diagonales ( nombre_pion_diagoa_i,nombre_pion_diagoa_j, nombre_pion_diagod_i, nombre_pion_diagod_j)</text:p>
      <text:p text:style-name="P9">si on a au moins un pion de chaque joueur présent on ne fait rien sinon en fonction de ce nombre on fait des soustractions si l'avantage est au joueur humain et des additions dans le cas contraire.</text:p>
      <text:p text:style-name="P8">Remarque : cette fonction d'évaluation est adapté à une matrice d'au plus 6x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MP1"><draw:frame draw:style-name="Mfr1" draw:name="images1" text:anchor-type="paragraph" svg:width="16.933cm" svg:height="0.132cm" draw:z-index="1"><draw:image xlink:href="../../../../usr/lib/libreoffice/share/gallery/rulers/blurulr6.gif" xlink:type="simple" xlink:show="embed" xlink:actuate="onLoad"/></draw:frame></text:p>
        <text:p text:style-name="Footer">Baldé thierno – Pierre martin ekomo Abessolo<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no </meta:initial-creator>
    <meta:creation-date>2013-02-05T23:12:11</meta:creation-date>
    <dc:date>2013-02-06T14:47:16</dc:date>
    <dc:creator>BALDE oury</dc:creator>
    <meta:editing-duration>PT5H51M32S</meta:editing-duration>
    <meta:editing-cycles>50</meta:editing-cycles>
    <meta:generator>LibreOffice/3.5$Linux_x86 LibreOffice_project/350m1$Build-2</meta:generator>
    <meta:document-statistic meta:table-count="0" meta:image-count="1" meta:object-count="0" meta:page-count="5" meta:paragraph-count="76" meta:word-count="1240" meta:character-count="7420" meta:non-whitespace-character-count="6361"/>
  </office:meta>
</office:document-meta>
</file>